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entrad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8.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29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6.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6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3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4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15.6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1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.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9.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8.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9.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9.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72.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7.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.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.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.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.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9.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40.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3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4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5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5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5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.6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2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3.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6.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8.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1.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672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3.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4.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4.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4.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4.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68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3.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3.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3.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3.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3.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3.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7.1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7.1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87.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1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4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4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4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7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7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4.8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5.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6.2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346.2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x5M</text:p>
          </table:table-cell>
        </table:table-row>
      </table:table>
      <table:named-expressions/>
      <table:database-ranges>
        <table:database-range table:name="__Anonymous_Sheet_DB__0" table:target-range-address="Planilha1.A1:Planilha1.D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09:49:25.288748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0:51:39.698556650</meta:creation-date>
    <dc:date>2020-09-08T11:01:55.568421279</dc:date>
    <meta:editing-duration>PT3H5S</meta:editing-duration>
    <meta:editing-cycles>17</meta:editing-cycles>
    <meta:generator>LibreOffice/6.0.7.3$Linux_X86_64 LibreOffice_project/00m0$Build-3</meta:generator>
    <meta:document-statistic meta:table-count="1" meta:cell-count="1204" meta:object-count="0"/>
  </office:meta>
</office:document-meta>
</file>